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ac584"/>
    </style:style>
    <style:style style:name="P2" style:family="paragraph" style:parent-style-name="Standard" style:list-style-name="">
      <loext:graphic-properties draw:fill="solid" draw:fill-color="#f5f5f5"/>
      <style:paragraph-properties fo:margin-top="0.3126in" fo:margin-bottom="0in" loext:contextual-spacing="false" fo:line-height="100%" fo:background-color="#f5f5f5"/>
      <style:text-properties officeooo:paragraph-rsid="001ac584"/>
    </style:style>
    <style:style style:name="P3" style:family="paragraph" style:parent-style-name="Standard">
      <loext:graphic-properties draw:fill="solid" draw:fill-color="#f5f5f5"/>
      <style:paragraph-properties fo:margin-left="1.4063in" fo:margin-right="0in" fo:margin-top="0.1043in" fo:margin-bottom="0in" loext:contextual-spacing="false" fo:line-height="100%" fo:text-indent="0in" style:auto-text-indent="false" fo:background-color="#f5f5f5"/>
      <style:text-properties officeooo:paragraph-rsid="001ac584"/>
    </style:style>
    <style:style style:name="P4" style:family="paragraph" style:parent-style-name="Standard" style:list-style-name="" style:master-page-name="Standard">
      <loext:graphic-properties draw:fill="solid" draw:fill-color="#f5f5f5"/>
      <style:paragraph-properties fo:line-height="100%" style:page-number="auto" fo:background-color="#f5f5f5"/>
      <style:text-properties officeooo:paragraph-rsid="001ac584"/>
    </style:style>
    <style:style style:name="P5" style:family="paragraph" style:parent-style-name="Standard" style:master-page-name="">
      <loext:graphic-properties draw:fill="solid" draw:fill-color="#f5f5f5"/>
      <style:paragraph-properties fo:margin-left="0.5in" fo:margin-right="0in" fo:margin-top="0in" fo:margin-bottom="0in" loext:contextual-spacing="false" fo:line-height="100%" fo:text-indent="0in" style:auto-text-indent="false" style:page-number="auto" fo:background-color="#f5f5f5"/>
      <style:text-properties officeooo:paragraph-rsid="001ac584"/>
    </style:style>
    <style:style style:name="P6" style:family="paragraph" style:parent-style-name="Standard" style:master-page-name="">
      <loext:graphic-properties draw:fill="solid" draw:fill-color="#f5f5f5"/>
      <style:paragraph-properties fo:margin-left="0.5in" fo:margin-right="0in" fo:margin-top="0.1043in" fo:margin-bottom="0in" loext:contextual-spacing="false" fo:line-height="100%" fo:text-indent="0in" style:auto-text-indent="false" style:page-number="auto" fo:background-color="#f5f5f5"/>
      <style:text-properties officeooo:paragraph-rsid="001ac584"/>
    </style:style>
    <style:style style:name="P7" style:family="paragraph" style:parent-style-name="Standard" style:list-style-name="WWNum1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8" style:family="paragraph" style:parent-style-name="Standard" style:list-style-name="WWNum11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9" style:family="paragraph" style:parent-style-name="Standard" style:list-style-name="WWNum12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0" style:family="paragraph" style:parent-style-name="Standard" style:list-style-name="WWNum13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1" style:family="paragraph" style:parent-style-name="Standard" style:list-style-name="WWNum14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2" style:family="paragraph" style:parent-style-name="Standard" style:list-style-name="WWNum15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3" style:family="paragraph" style:parent-style-name="Standard" style:list-style-name="WWNum16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4" style:family="paragraph" style:parent-style-name="Standard" style:list-style-name="WWNum17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5" style:family="paragraph" style:parent-style-name="Standard" style:list-style-name="WWNum18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6" style:family="paragraph" style:parent-style-name="Standard" style:list-style-name="WWNum19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7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8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19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20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21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22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P23" style:family="paragraph" style:parent-style-name="Standard" style:list-style-name="WWNum20" style:master-page-name="">
      <loext:graphic-properties draw:fill="solid" draw:fill-color="#f5f5f5"/>
      <style:paragraph-properties fo:margin-left="0.5in" fo:margin-right="0in" fo:margin-top="0.1945in" fo:margin-bottom="0.1945in" loext:contextual-spacing="false" fo:line-height="100%" fo:text-indent="-0.25in" style:auto-text-indent="false" style:page-number="auto" fo:background-color="#f5f5f5"/>
      <style:text-properties officeooo:paragraph-rsid="001ac584"/>
    </style:style>
    <style:style style:name="T1" style:family="text">
      <style:text-properties fo:color="#172b4d" style:font-name="Segoe UI" fo:font-size="16pt" fo:letter-spacing="-0.0016in" style:text-underline-style="solid" style:text-underline-width="auto" style:text-underline-color="font-color" style:letter-kerning="true" style:font-name-asian="Times New Roman" style:font-size-asian="16pt" style:font-name-complex="Segoe UI1" style:font-size-complex="21pt"/>
    </style:style>
    <style:style style:name="T2" style:family="text">
      <style:text-properties fo:color="#172b4d" style:font-name="Segoe UI" fo:font-size="10.5pt" style:font-name-asian="Times New Roman" style:font-size-asian="10.5pt" style:font-name-complex="Segoe UI1" style:font-size-complex="10.5pt"/>
    </style:style>
    <style:style style:name="T3" style:family="text">
      <style:text-properties fo:color="#172b4d" style:font-name="Segoe UI" fo:font-size="10.5pt" fo:font-weight="bold" style:font-name-asian="Times New Roman" style:font-size-asian="10.5pt" style:font-weight-asian="bold" style:font-name-complex="Segoe UI1" style:font-size-complex="10.5pt" style:font-weight-complex="bold"/>
    </style:style>
    <style:style style:name="T4" style:family="text">
      <style:text-properties fo:color="#172b4d" style:font-name="Segoe UI" fo:font-size="15pt" fo:letter-spacing="-0.0016in" style:font-name-asian="Times New Roman" style:font-size-asian="15pt" style:font-name-complex="Segoe UI1" style:font-size-complex="15pt"/>
    </style:style>
    <style:style style:name="T5" style:family="text">
      <style:text-properties fo:color="#4472c4" style:font-name="Segoe UI" fo:font-size="15pt" fo:letter-spacing="-0.0016in" style:text-underline-style="solid" style:text-underline-width="auto" style:text-underline-color="font-color" style:font-name-asian="Times New Roman" style:font-size-asian="15pt" style:font-name-complex="Segoe UI1" style:font-size-complex="15pt"/>
    </style:style>
    <style:style style:name="T6" style:family="text">
      <style:text-properties fo:color="#7030a0" style:font-name="Segoe UI" fo:font-size="15pt" fo:letter-spacing="-0.0016in" style:text-underline-style="solid" style:text-underline-width="auto" style:text-underline-color="font-color" style:font-name-asian="Times New Roman" style:font-size-asian="15pt" style:font-name-complex="Segoe UI1" style:font-size-complex="15pt"/>
    </style:style>
    <style:style style:name="T7" style:family="text">
      <style:text-properties fo:color="#00b050" style:font-name="Segoe UI" fo:font-size="15pt" fo:letter-spacing="-0.0016in" style:text-underline-style="solid" style:text-underline-width="auto" style:text-underline-color="font-color" style:font-name-asian="Times New Roman" style:font-size-asian="15pt" style:font-name-complex="Segoe UI1" style:font-size-complex="15pt"/>
    </style:style>
    <style:style style:name="T8" style:family="text">
      <style:text-properties fo:color="#0052cc" style:font-name="Segoe UI" fo:font-size="10.5pt" style:text-underline-style="solid" style:text-underline-width="auto" style:text-underline-color="font-color" style:font-name-asian="Times New Roman" style:font-size-asian="10.5pt" style:font-name-complex="Segoe UI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OpenShift Cluster deployment automation task sequence</text:span></text:h>
      <text:p text:style-name="P5"><text:span text:style-name="T2">ACM / OpenStack OpenShift Cluster deployment automation<text:line-break/>This document details each operation automated in the ACM Cluster Deployment automation process.</text:span></text:p>
      <text:h text:style-name="P2" text:outline-level="2"><text:span text:style-name="T4"><text:line-break/></text:span><text:span text:style-name="T5">Cluster Deployment phase</text:span></text:h>
      <text:list xml:id="list2888963553" text:style-name="WWNum10">
        <text:list-item>
          <text:p text:style-name="P7"><text:span text:style-name="T3">role: acm-deployment-defaults</text:span><text:span text:style-name="T2"><text:line-break/>Set default values (if they are not present in the inventory)</text:span></text:p>
        </text:list-item>
      </text:list>
      <text:list xml:id="list3970776770" text:style-name="WWNum11">
        <text:list-item>
          <text:p text:style-name="P8"><text:span text:style-name="T3">role: acm-pre-deployment</text:span><text:span text:style-name="T2"><text:line-break/>Add Openstack service account and grant appropriate privileges.<text:line-break/>Set OpenStack Project Quotas to unlimited.</text:span></text:p>
        </text:list-item>
      </text:list>
      <text:list xml:id="list909633039" text:style-name="WWNum12">
        <text:list-item>
          <text:p text:style-name="P9"><text:span text:style-name="T3">role: osp-set-project</text:span><text:span text:style-name="T2"><text:line-break/>Validate OpenStack cloud / datacenter / project and store osp-project uuid for later use.</text:span></text:p>
        </text:list-item>
      </text:list>
      <text:list xml:id="list1637381215" text:style-name="WWNum13">
        <text:list-item>
          <text:p text:style-name="P10"><text:span text:style-name="T3">role: acm-gather-deployment-facts</text:span><text:span text:style-name="T2"><text:line-break/>Validate the OpenStack certificate file<text:line-break/>Locate the stretch network and compute the API and ingress VIPs from the network CIDR<text:line-break/>Identify the most current version of the CoreOS image available for the requested OpenShift release<text:line-break/>Identify the most current version of OpenShift available in ACM for the requested release<text:line-break/>Validates OpenStack VM flavor to build OpenShift cluster nodes.</text:span></text:p>
        </text:list-item>
      </text:list>
      <text:list xml:id="list1488247133" text:style-name="WWNum14">
        <text:list-item>
          <text:p text:style-name="P11"><text:span text:style-name="T3">role: git-pull-install</text:span><text:span text:style-name="T2"><text:line-break/>Update the OCP install bitbucket repo. Perform git pull on ~/ocp-install</text:span></text:p>
        </text:list-item>
      </text:list>
      <text:list xml:id="list1860376676" text:style-name="WWNum15">
        <text:list-item>
          <text:p text:style-name="P12"><text:span text:style-name="T3">role: acm-configure-deployment</text:span><text:span text:style-name="T2"><text:line-break/>Generate the ACM Cluster deployment configuration yaml files including the OpenShift install.config</text:span></text:p>
        </text:list-item>
      </text:list>
      <text:list xml:id="list1853251471" text:style-name="WWNum16">
        <text:list-item>
          <text:p text:style-name="P13"><text:span text:style-name="T3">role: git-push-install</text:span><text:span text:style-name="T2"><text:line-break/>Add, commit and push the ACM configuration files into the Bitbucket repository ~/ocp-install</text:span></text:p>
        </text:list-item>
      </text:list>
      <text:list xml:id="list2753502569" text:style-name="WWNum17">
        <text:list-item>
          <text:p text:style-name="P14"><text:span text:style-name="T3">role: acm-launch-cluster-deployment</text:span><text:span text:style-name="T2"><text:line-break/>Apply the ACM generated deployment config yamls to the ACM hub.Launch ACM OpenShift cluster build</text:span></text:p>
        </text:list-item>
      </text:list>
      <text:h text:style-name="P2" text:outline-level="2"><text:soft-page-break/><text:span text:style-name="T4"><text:line-break/></text:span><text:span text:style-name="T6">Intermission</text:span></text:h>
      <text:list xml:id="list3343483713" text:style-name="WWNum18">
        <text:list-item>
          <text:p text:style-name="P15"><text:span text:style-name="T3">role: osp-wait-for-master-nodes</text:span><text:span text:style-name="T2"><text:line-break/>Monitor OpenStack and wait for 3 masters to be deployed into the OpenStack project space</text:span></text:p>
        </text:list-item>
      </text:list>
      <text:h text:style-name="P2" text:outline-level="2"><text:span text:style-name="T7">Post Deployment Phase</text:span></text:h>
      <text:list xml:id="list948659589" text:style-name="WWNum19">
        <text:list-item>
          <text:p text:style-name="P16"><text:span text:style-name="T3">role: osp-inventory-security-groups</text:span><text:span text:style-name="T2"><text:line-break/>Define OpenStack Security Groups (Additional Workers, Additional Master and Ingress)<text:line-break/>Identify deployment master and worker security groups uuid's for later use in machinesets</text:span></text:p>
        </text:list-item>
      </text:list>
      <text:list xml:id="list1627453784" text:style-name="WWNum20">
        <text:list-item>
          <text:p text:style-name="P17"><text:span text:style-name="T3">role: osp-security-groups</text:span><text:span text:style-name="T2"><text:line-break/>Define Security Group access rules for master, worker and ingress security groups<text:line-break/>Add the "additional master" security group to each master node</text:span></text:p>
        </text:list-item>
        <text:list-item>
          <text:p text:style-name="P17"><text:span text:style-name="T3">role: git-pull-post-install</text:span><text:span text:style-name="T2"><text:line-break/>Update the post install bitbucket repo. Perform git pull on ~/ocp-post-install</text:span></text:p>
        </text:list-item>
        <text:list-item>
          <text:p text:style-name="P17"><text:span text:style-name="T3">role: ocp-infra-machinesets</text:span><text:span text:style-name="T2"><text:line-break/>Generate infra machinesets for 3 zones and place them in the post install policy cluster space</text:span></text:p>
        </text:list-item>
        <text:list-item>
          <text:p text:style-name="P17"><text:span text:style-name="T3">role: ocp-generate-api-server-config</text:span><text:span text:style-name="T2"><text:line-break/>Generate the cluster APIserver definition with the cluster name and TLS certificate</text:span></text:p>
        </text:list-item>
        <text:list-item>
          <text:p text:style-name="P17"><text:span text:style-name="T3">role: ocp-certificate-inject</text:span><text:span text:style-name="T2"><text:line-break/>Modifies and configures cluster TLS Secrets for API and Ingress<text:line-break/>Strip the root CA from the Ingress (APPS) TLS certificate<text:line-break/>Encode the certificates<text:line-break/>Generate TLS yaml definitions for API and Ingress</text:span></text:p>
        </text:list-item>
        <text:list-item>
          <text:p text:style-name="P17"><text:span text:style-name="T3">role: acm-add-cluster-policy</text:span><text:span text:style-name="T2"><text:line-break/>Add ACM Policies specific to clusters (Machinesets, TLS certificates, etc)<text:line-break/>Add cluster specific policy for "post-install-${clustername}"<text:line-break/>Add the cluster name to the appropriate ACM Policy Placement files</text:span></text:p>
        </text:list-item>
        <text:list-item>
          <text:p text:style-name="P17"><text:span text:style-name="T3">role: git-push-post-install</text:span><text:span text:style-name="T2"><text:line-break/>Add, commit and push the ACM Policy configuration files into the Bitbucket repository ~/ocp-post-install</text:span></text:p>
        </text:list-item>
      </text:list>
      <text:p text:style-name="P6"><text:soft-page-break/><text:span text:style-name="T2"><text:line-break/>Variables are stored in Ansible inventory/group_var format. Defaults,<text:line-break/>Cluster specific values and overrides for all clusters can be found here:</text:span></text:p>
      <text:p text:style-name="P3"><text:span text:style-name="T8">inventory</text:span></text:p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Symbol" svg:font-family="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2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2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2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2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29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31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32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3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4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35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38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39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41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42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43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44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47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0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3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56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9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1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62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65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6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7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68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69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71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74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7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6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77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78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9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0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83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8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85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86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8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8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89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9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9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94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95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96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97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98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01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0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3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04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05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06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07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0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1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1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13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14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5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16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7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219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2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21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222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22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24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25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5-31T14:09:26.050743229</meta:creation-date>
    <dc:date>2023-05-31T14:15:48.634558704</dc:date>
    <meta:editing-duration>PT6M23S</meta:editing-duration>
    <meta:editing-cycles>1</meta:editing-cycles>
    <meta:document-statistic meta:table-count="0" meta:image-count="0" meta:object-count="0" meta:page-count="3" meta:paragraph-count="24" meta:word-count="424" meta:character-count="3089" meta:non-whitespace-character-count="2703"/>
    <meta:generator>LibreOffice/6.4.7.2$Linux_X86_64 LibreOffice_project/40$Build-2</meta:generator>
  </office:meta>
</office:document-meta>
</file>